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>
            <text:p>Tester</text:p>
          </table:table-cell>
          <table:table-cell table:style-name="ce151">
            <text:p>IE7</text:p>
          </table:table-cell>
          <table:table-cell table:style-name="ce151">
            <text:p>FireFox3.5</text:p>
          </table:table-cell>
          <table:table-cell table:style-name="ce151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1.00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1.00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1.00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new space</text:span></text:p>
            <text:p><text:span text:style-name="T4">- Input Name 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>
            <text:p>thao.pham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>
            <text:p>thao.pham</text:p>
          </table:table-cell>
          <table:table-cell table:style-name="ce186" table:number-columns-repeated="1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thao.pham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>
            <text:p>thao.pham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>
            <text:p>thao.pham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topic</text:span></text:p>
            <text:p>- Input values</text:p>
            <text:p>- Click<text:span text:style-name="T3"> 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space: </text:span></text:p>
            <text:p>- Click <text:span text:style-name="T3">Space 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3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icon </text:span><text:span text:style-name="T7">on the 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9.00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icon </text:span><text:span text:style-name="T7">on the top-right and 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>
            <text:p>thao.pham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7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→ Page → 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/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style-name="ce14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5/31/2012</text:date>, <text:time>09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31T09:11:21</dc:date>
    <meta:print-date>2008-06-17T00:45:47</meta:print-date>
    <meta:editing-cycles>795</meta:editing-cycles>
    <meta:editing-duration>PT314H19M16S</meta:editing-duration>
    <dc:creator>exoplatform </dc:creator>
    <meta:document-statistic meta:table-count="4" meta:cell-count="397" meta:object-count="1"/>
    <meta:user-defined meta:name="Info 1"/>
    <meta:user-defined meta:name="Info 2"/>
    <meta:user-defined meta:name="Info 3"/>
    <meta:user-defined meta:name="Info 4"/>
  </office:meta>
</office:document-meta>
</file>